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Data.getParam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Data.getUri( String host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setProtocol( String protoco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populate( HttpServletRequest request , RequestData data )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Data.Requ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RequestData.getHeaders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RequestData.setParameters( NVPair [ ] paramet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setProtocolVersion( String protocolVer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Metho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Header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setHost( String ho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Cookie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setMethod( String 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nUri( String protocol , String host , int port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setPath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setHeaders( NVPair [ ] head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Uri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setPort(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Header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ProtocolVers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ParamNam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Cookie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Cook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Head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Params( HttpServletRequest reques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RequestData.setCookies( Cookie [ ] cooki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ParamValue( int 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Cookie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RequestData.getHo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RequestData.getProtoco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Data.getHeader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